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110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té</text:p>
          </table:table-cell>
          <table:table-cell office:value-type="string" calcext:value-type="string">
            <text:p>réf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T5-15/ECO</text:p>
          </table:table-cell>
          <table:table-cell office:value-type="string" calcext:value-type="string">
            <text:p>poulie</text:p>
          </table:table-cell>
          <table:table-cell office:value-type="string" calcext:value-type="string">
            <text:p>https://shop.hpceurope.com/fr/produit.asp?prid=3936&amp;lie=0&amp;nav=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T-3-6-4</text:p>
          </table:table-cell>
          <table:table-cell office:value-type="string" calcext:value-type="string">
            <text:p>coussinets</text:p>
          </table:table-cell>
          <table:table-cell office:value-type="string" calcext:value-type="string">
            <text:p>https://shop.hpceurope.com/fr/produit.asp?prid=1010&amp;produit=Coussinet&amp;famille=Guidage%20en%20rotation&amp;catalogue=El%C3%A9ments%20de%20guid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C-4-8-4</text:p>
          </table:table-cell>
          <table:table-cell office:value-type="string" calcext:value-type="string">
            <text:p>coussinets</text:p>
          </table:table-cell>
          <table:table-cell office:value-type="string" calcext:value-type="string">
            <text:p>https://shop.hpceurope.com/fr/produit.asp?prid=1008&amp;produit=Coussinet&amp;famille=Guidage%20en%20rotation&amp;catalogue=El%C3%A9ments%20de%20guid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H030A</text:p>
          </table:table-cell>
          <table:table-cell office:value-type="string" calcext:value-type="string">
            <text:p>Arbre 3</text:p>
          </table:table-cell>
          <table:table-cell office:value-type="string" calcext:value-type="string">
            <text:p>https://shop.hpceurope.com/fr/produit.asp?prid=1318&amp;produit=Arbre+%C3%A9tir%C3%A9+calibr%C3%A9&amp;famille=Guidage%20en%20rotation&amp;catalogue=El%C3%A9ments%20de%20guid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H040B</text:p>
          </table:table-cell>
          <table:table-cell office:value-type="string" calcext:value-type="string">
            <text:p>Arbre 4</text:p>
          </table:table-cell>
          <table:table-cell office:value-type="string" calcext:value-type="string">
            <text:p>https://shop.hpceurope.com/fr/produit.asp?prid=1318&amp;produit=Arbre+%C3%A9tir%C3%A9+calibr%C3%A9&amp;famille=Guidage%20en%20rotation&amp;catalogue=El%C3%A9ments%20de%20guid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07:03.376179070</meta:creation-date>
    <meta:generator>LibreOffice/5.1.6.2$Linux_X86_64 LibreOffice_project/10m0$Build-2</meta:generator>
    <dc:date>2017-11-04T17:23:39.002830498</dc:date>
    <meta:editing-duration>PT16M32S</meta:editing-duration>
    <meta:editing-cycles>10</meta:editing-cycles>
    <meta:document-statistic meta:table-count="1" meta:cell-count="24" meta:object-count="0"/>
  </office:meta>
</office:document-meta>
</file>